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f2a7" officeooo:paragraph-rsid="0013f2a7"/>
    </style:style>
    <style:style style:name="P2" style:family="paragraph" style:parent-style-name="Standard">
      <style:text-properties officeooo:rsid="0013f2a7" officeooo:paragraph-rsid="001c227a"/>
    </style:style>
    <style:style style:name="P3" style:family="paragraph" style:parent-style-name="Standard">
      <style:text-properties officeooo:rsid="0014e0ed" officeooo:paragraph-rsid="0014e0ed"/>
    </style:style>
    <style:style style:name="P4" style:family="paragraph" style:parent-style-name="Standard">
      <style:text-properties officeooo:rsid="0018520e" officeooo:paragraph-rsid="0013f2a7"/>
    </style:style>
    <style:style style:name="P5" style:family="paragraph" style:parent-style-name="Standard">
      <style:text-properties officeooo:rsid="0018520e" officeooo:paragraph-rsid="0018520e"/>
    </style:style>
    <style:style style:name="P6" style:family="paragraph" style:parent-style-name="Standard">
      <style:text-properties officeooo:rsid="0018520e" officeooo:paragraph-rsid="001c227a"/>
    </style:style>
    <style:style style:name="P7" style:family="paragraph" style:parent-style-name="Standard">
      <style:text-properties officeooo:rsid="001c227a" officeooo:paragraph-rsid="001c227a"/>
    </style:style>
    <style:style style:name="P8" style:family="paragraph" style:parent-style-name="Standard">
      <style:text-properties officeooo:rsid="001c227a" officeooo:paragraph-rsid="0020443c"/>
    </style:style>
    <style:style style:name="P9" style:family="paragraph" style:parent-style-name="Standard">
      <style:text-properties officeooo:rsid="001c227a" officeooo:paragraph-rsid="0022f076"/>
    </style:style>
    <style:style style:name="P10" style:family="paragraph" style:parent-style-name="Standard">
      <style:text-properties officeooo:rsid="001c227a" officeooo:paragraph-rsid="0023f11a"/>
    </style:style>
    <style:style style:name="P11" style:family="paragraph" style:parent-style-name="Standard">
      <style:text-properties officeooo:rsid="001c227a" officeooo:paragraph-rsid="0028e2eb"/>
    </style:style>
    <style:style style:name="P12" style:family="paragraph" style:parent-style-name="Standard">
      <style:text-properties officeooo:rsid="001c227a" officeooo:paragraph-rsid="002b6e82"/>
    </style:style>
    <style:style style:name="P13" style:family="paragraph" style:parent-style-name="Standard">
      <style:text-properties officeooo:paragraph-rsid="001c227a"/>
    </style:style>
    <style:style style:name="P14" style:family="paragraph" style:parent-style-name="Standard">
      <style:text-properties officeooo:rsid="001b1c88" officeooo:paragraph-rsid="001c227a"/>
    </style:style>
    <style:style style:name="P15" style:family="paragraph" style:parent-style-name="Standard">
      <style:text-properties officeooo:rsid="001faa5e" officeooo:paragraph-rsid="001faa5e"/>
    </style:style>
    <style:style style:name="P16" style:family="paragraph" style:parent-style-name="Standard">
      <style:text-properties officeooo:rsid="0020443c" officeooo:paragraph-rsid="0020443c"/>
    </style:style>
    <style:style style:name="P17" style:family="paragraph" style:parent-style-name="Standard">
      <style:text-properties officeooo:rsid="0022f076" officeooo:paragraph-rsid="0022f076"/>
    </style:style>
    <style:style style:name="P18" style:family="paragraph" style:parent-style-name="Standard">
      <style:text-properties officeooo:rsid="0023f11a" officeooo:paragraph-rsid="0023f11a"/>
    </style:style>
    <style:style style:name="P19" style:family="paragraph" style:parent-style-name="Standard">
      <style:text-properties officeooo:rsid="0025a69f" officeooo:paragraph-rsid="0025a69f"/>
    </style:style>
    <style:style style:name="P20" style:family="paragraph" style:parent-style-name="Standard">
      <style:text-properties officeooo:rsid="0028e2eb" officeooo:paragraph-rsid="0028e2eb"/>
    </style:style>
    <style:style style:name="P21" style:family="paragraph" style:parent-style-name="Standard">
      <style:text-properties officeooo:rsid="002b6e82" officeooo:paragraph-rsid="002b6e82"/>
    </style:style>
    <style:style style:name="P22" style:family="paragraph" style:parent-style-name="Standard">
      <style:text-properties officeooo:rsid="002c1be0" officeooo:paragraph-rsid="002c1be0"/>
    </style:style>
    <style:style style:name="P23" style:family="paragraph" style:parent-style-name="Standard">
      <style:text-properties officeooo:rsid="002c1799" officeooo:paragraph-rsid="002c1799"/>
    </style:style>
    <style:style style:name="P24" style:family="paragraph" style:parent-style-name="Standard">
      <style:text-properties officeooo:rsid="002c1799" officeooo:paragraph-rsid="0038bc8d"/>
    </style:style>
    <style:style style:name="P25" style:family="paragraph" style:parent-style-name="Standard">
      <style:text-properties style:text-position="super 58%" officeooo:rsid="002c1799" officeooo:paragraph-rsid="002c1799"/>
    </style:style>
    <style:style style:name="P26" style:family="paragraph" style:parent-style-name="Standard">
      <style:text-properties officeooo:rsid="002c8153" officeooo:paragraph-rsid="002c8153"/>
    </style:style>
    <style:style style:name="P27" style:family="paragraph" style:parent-style-name="Standard">
      <style:text-properties officeooo:rsid="002c8153" officeooo:paragraph-rsid="00367a3e"/>
    </style:style>
    <style:style style:name="P28" style:family="paragraph" style:parent-style-name="Standard">
      <style:text-properties officeooo:rsid="002c8153" officeooo:paragraph-rsid="00381714"/>
    </style:style>
    <style:style style:name="P29" style:family="paragraph" style:parent-style-name="Standard">
      <style:text-properties officeooo:rsid="002c8153" officeooo:paragraph-rsid="0038bc8d"/>
    </style:style>
    <style:style style:name="P30" style:family="paragraph" style:parent-style-name="Standard">
      <style:text-properties officeooo:rsid="003022aa" officeooo:paragraph-rsid="003022aa"/>
    </style:style>
    <style:style style:name="P31" style:family="paragraph" style:parent-style-name="Standard">
      <style:text-properties officeooo:rsid="003022aa" officeooo:paragraph-rsid="00367a3e"/>
    </style:style>
    <style:style style:name="P32" style:family="paragraph" style:parent-style-name="Standard">
      <style:text-properties officeooo:rsid="003022aa" officeooo:paragraph-rsid="0038bc8d"/>
    </style:style>
    <style:style style:name="P33" style:family="paragraph" style:parent-style-name="Standard">
      <style:text-properties officeooo:rsid="00319c39" officeooo:paragraph-rsid="00319c39"/>
    </style:style>
    <style:style style:name="P34" style:family="paragraph" style:parent-style-name="Standard">
      <style:text-properties officeooo:rsid="00319c39" officeooo:paragraph-rsid="00367a3e"/>
    </style:style>
    <style:style style:name="P35" style:family="paragraph" style:parent-style-name="Standard">
      <style:text-properties officeooo:rsid="00319c39" officeooo:paragraph-rsid="0038bc8d"/>
    </style:style>
    <style:style style:name="P36" style:family="paragraph" style:parent-style-name="Standard">
      <style:text-properties officeooo:rsid="00349b36" officeooo:paragraph-rsid="00349b36"/>
    </style:style>
    <style:style style:name="P37" style:family="paragraph" style:parent-style-name="Standard">
      <style:text-properties officeooo:rsid="00349b36" officeooo:paragraph-rsid="0038bc8d"/>
    </style:style>
    <style:style style:name="P38" style:family="paragraph" style:parent-style-name="Standard">
      <style:text-properties officeooo:rsid="0038bc8d" officeooo:paragraph-rsid="0038bc8d"/>
    </style:style>
    <style:style style:name="P39" style:family="paragraph" style:parent-style-name="Standard">
      <style:paragraph-properties fo:break-before="page"/>
      <style:text-properties officeooo:rsid="001c227a" officeooo:paragraph-rsid="0022f076"/>
    </style:style>
    <style:style style:name="P40" style:family="paragraph" style:parent-style-name="Standard" style:list-style-name="L1">
      <style:text-properties officeooo:paragraph-rsid="0013f2a7"/>
    </style:style>
    <style:style style:name="P41" style:family="paragraph" style:parent-style-name="Standard" style:list-style-name="L2">
      <style:text-properties officeooo:paragraph-rsid="001c227a"/>
    </style:style>
    <style:style style:name="P42" style:family="paragraph" style:parent-style-name="Standard" style:list-style-name="L3">
      <style:text-properties officeooo:rsid="001c227a" officeooo:paragraph-rsid="001c227a"/>
    </style:style>
    <style:style style:name="P43" style:family="paragraph" style:parent-style-name="Standard" style:list-style-name="L3">
      <style:text-properties officeooo:rsid="001c227a" officeooo:paragraph-rsid="0020443c"/>
    </style:style>
    <style:style style:name="P44" style:family="paragraph" style:parent-style-name="Standard" style:list-style-name="L3">
      <style:text-properties officeooo:rsid="001c227a" officeooo:paragraph-rsid="0022f076"/>
    </style:style>
    <style:style style:name="P45" style:family="paragraph" style:parent-style-name="Standard" style:list-style-name="L3">
      <style:text-properties officeooo:rsid="001c227a" officeooo:paragraph-rsid="0023f11a"/>
    </style:style>
    <style:style style:name="P46" style:family="paragraph" style:parent-style-name="Standard" style:list-style-name="L3">
      <style:text-properties officeooo:rsid="001c227a" officeooo:paragraph-rsid="0028e2eb"/>
    </style:style>
    <style:style style:name="P47" style:family="paragraph" style:parent-style-name="Standard" style:list-style-name="L3">
      <style:text-properties officeooo:rsid="001c227a" officeooo:paragraph-rsid="002b6e82"/>
    </style:style>
    <style:style style:name="P48" style:family="paragraph" style:parent-style-name="Standard" style:list-style-name="L3">
      <style:text-properties officeooo:rsid="002c1799" officeooo:paragraph-rsid="002c1799"/>
    </style:style>
    <style:style style:name="P49" style:family="paragraph" style:parent-style-name="Standard">
      <style:text-properties officeooo:rsid="002c1799" officeooo:paragraph-rsid="003b6a2b"/>
    </style:style>
    <style:style style:name="P50" style:family="paragraph" style:parent-style-name="Standard">
      <style:text-properties officeooo:rsid="0038bc8d" officeooo:paragraph-rsid="003b6a2b"/>
    </style:style>
    <style:style style:name="P51" style:family="paragraph" style:parent-style-name="Standard">
      <style:text-properties officeooo:rsid="002c8153" officeooo:paragraph-rsid="003b6a2b"/>
    </style:style>
    <style:style style:name="P52" style:family="paragraph" style:parent-style-name="Standard">
      <style:text-properties officeooo:rsid="00349b36" officeooo:paragraph-rsid="003b6a2b"/>
    </style:style>
    <style:style style:name="P53" style:family="paragraph" style:parent-style-name="Standard">
      <style:text-properties officeooo:rsid="003022aa" officeooo:paragraph-rsid="003b6a2b"/>
    </style:style>
    <style:style style:name="P54" style:family="paragraph" style:parent-style-name="Standard">
      <style:text-properties officeooo:rsid="00319c39" officeooo:paragraph-rsid="003b6a2b"/>
    </style:style>
    <style:style style:name="T1" style:family="text">
      <style:text-properties style:text-position="super 58%"/>
    </style:style>
    <style:style style:name="T2" style:family="text">
      <style:text-properties style:text-position="super 58%" officeooo:rsid="0013f2a7"/>
    </style:style>
    <style:style style:name="T3" style:family="text">
      <style:text-properties style:text-position="super 58%" officeooo:rsid="0020443c"/>
    </style:style>
    <style:style style:name="T4" style:family="text">
      <style:text-properties style:text-position="super 58%" officeooo:rsid="002b2985"/>
    </style:style>
    <style:style style:name="T5" style:family="text">
      <style:text-properties style:text-position="super 58%" officeooo:rsid="0039937c"/>
    </style:style>
    <style:style style:name="T6" style:family="text">
      <style:text-properties officeooo:rsid="0014e0ed"/>
    </style:style>
    <style:style style:name="T7" style:family="text">
      <style:text-properties officeooo:rsid="001b1c88"/>
    </style:style>
    <style:style style:name="T8" style:family="text">
      <style:text-properties officeooo:rsid="0013f2a7"/>
    </style:style>
    <style:style style:name="T9" style:family="text">
      <style:text-properties officeooo:rsid="0020443c"/>
    </style:style>
    <style:style style:name="T10" style:family="text">
      <style:text-properties officeooo:rsid="0023f11a"/>
    </style:style>
    <style:style style:name="T11" style:family="text">
      <style:text-properties officeooo:rsid="002b2985"/>
    </style:style>
    <style:style style:name="T12" style:family="text">
      <style:text-properties officeooo:rsid="002c1be0"/>
    </style:style>
    <style:style style:name="T13" style:family="text">
      <style:text-properties officeooo:rsid="002de920"/>
    </style:style>
    <style:style style:name="T14" style:family="text">
      <style:text-properties officeooo:rsid="0032c04a"/>
    </style:style>
    <style:style style:name="T15" style:family="text">
      <style:text-properties officeooo:rsid="00367a3e"/>
    </style:style>
    <style:style style:name="T16" style:family="text">
      <style:text-properties officeooo:rsid="00381714"/>
    </style:style>
    <style:style style:name="T17" style:family="text">
      <style:text-properties officeooo:rsid="0039937c"/>
    </style:style>
    <style:style style:name="T18" style:family="text">
      <style:text-properties officeooo:rsid="003b6a2b"/>
    </style:style>
    <style:style style:name="T19" style:family="text">
      <style:text-properties officeooo:rsid="003d52de"/>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91972465141887573" text:style-name="L1">
        <text:list-item>
          <text:p text:style-name="P40"><text:span text:style-name="T8">March 21</text:span><text:span text:style-name="T2">st</text:span><text:span text:style-name="T8"> 2016</text:span></text:p>
        </text:list-item>
      </text:list>
      <text:p text:style-name="P1"/>
      <text:p text:style-name="P1">We had a meeting regarding our project for App Academy. During todays meeting we made a preliminary Entity Relation diagram draft and Class Diagram along with Domain Model diagram <text:span text:style-name="T6">using Visual Paradigm v. 12.2</text:span>. We had initial discussions regarding structure and design of the program and took a deeper look at Kristian’s draft regarding his wishes for the new platform.</text:p>
      <text:p text:style-name="P1"/>
      <text:p text:style-name="P1">We agreed to use GitHub as our version control, and decided to use English as our sole language throughout the project. Everything created or thought of will be digitalised during our project and stored online. “Paper” prototypes will be created in Balsamiq Mockups 3.</text:p>
      <text:p text:style-name="P1"/>
      <text:p text:style-name="P1">We’ve agreed that <text:span text:style-name="T6">the </text:span>next meeting will be held Tuesday 29<text:span text:style-name="T1">th</text:span> of March after class, <text:span text:style-name="T6">due to Easter Holidays there will be quite a long time between this first meeting and the next, future meetings will be held twice a week.</text:span></text:p>
      <text:p text:style-name="P1"/>
      <text:p text:style-name="P3">We tried calling App Academy’s owner Kristian with enquiries regarding the design of the certificate itself. We’ve written him an email with our further questions.</text:p>
      <text:p text:style-name="P1"/>
      <text:p text:style-name="P2">Members Present: Dennis, Jonas, Emil, Fredrik. (All)</text:p>
      <text:p text:style-name="P13"/>
      <text:list xml:id="list4966873747797288171" text:style-name="L2">
        <text:list-item>
          <text:p text:style-name="P41"><text:span text:style-name="T8">March 29</text:span><text:span text:style-name="T2">th</text:span><text:span text:style-name="T8"> 2016</text:span></text:p>
        </text:list-item>
      </text:list>
      <text:p text:style-name="P4"/>
      <text:p text:style-name="P6">We’ve quickly looked through our basic java files. <text:span text:style-name="T7">We’ve commenced our prototype. Besides this we’ve decided to add a toDo list for a quick overview of urgent tasks. Also there’s been added quickscribbles which is a collection of shorthand notes reg. Design decisions and debate/decisions in general. The prototype is quite vast and most GUI design decisions regarding admin user level have been decided and presented today. </text:span></text:p>
      <text:p text:style-name="P6"/>
      <text:p text:style-name="P14">For our next session we will be discussing secondary user level interface and prototyping it. We will also call Kristian and inform him about our Repo and give him the necessary information to hook onto it and be updated about our progress on the fly. We’ve decided that all software design aspects have to be done before any coding can commence.</text:p>
      <text:p text:style-name="P5"/>
      <text:p text:style-name="P7">Members Present: <text:span text:style-name="T8">Dennis, Jonas, Emil, Fredrik. (All)</text:span></text:p>
      <text:p text:style-name="P7"/>
      <text:list xml:id="list4621835209044280132" text:style-name="L3">
        <text:list-item>
          <text:p text:style-name="P42">April 1<text:span text:style-name="T1">st</text:span> 2016</text:p>
        </text:list-item>
      </text:list>
      <text:p text:style-name="P15"/>
      <text:p text:style-name="P15">Called Kristian, no reply but left a voicemail and hopefully he calls back. <text:span text:style-name="T9">TableViews have been added to our prototype. Had a couple class members do short reviews on our prototype.</text:span></text:p>
      <text:p text:style-name="P15"/>
      <text:p text:style-name="P16">For our next session we will add full functionality to our prototype so that interaction will be possible and give a good idea on how the program is supposed to work.</text:p>
      <text:p text:style-name="P15"/>
      <text:p text:style-name="P8">Members Present: <text:span text:style-name="T8">Dennis, Jonas, Emil, Fredrik. (All)</text:span></text:p>
      <text:p text:style-name="P5"/>
      <text:list xml:id="list225040715922814" text:continue-numbering="true" text:style-name="L3">
        <text:list-item>
          <text:p text:style-name="P43">A<text:span text:style-name="T9">pril 4</text:span><text:span text:style-name="T3">th</text:span><text:span text:style-name="T9"> 2016</text:span></text:p>
        </text:list-item>
      </text:list>
      <text:p text:style-name="P8"/>
      <text:p text:style-name="P17">Meeting was moved to April 5<text:span text:style-name="T1">th</text:span> 2016.</text:p>
      <text:p text:style-name="P9"/>
      <text:p text:style-name="P39"/>
      <text:list xml:id="list225041818180875" text:continue-numbering="true" text:style-name="L3">
        <text:list-item>
          <text:p text:style-name="P44">A<text:span text:style-name="T9">pril 5</text:span><text:span text:style-name="T3">th</text:span><text:span text:style-name="T9"> 2016</text:span></text:p>
        </text:list-item>
      </text:list>
      <text:p text:style-name="P9"/>
      <text:p text:style-name="P17">Meeting was held and Kristian joined due to being at KEA. We continued working on our prototype and finished adding final functionality to it. Kristian had a look at our prototype and was satisfied with our design decisions and the prototype itself. We talked with him about functionality and we arrived at a decision to also add a certificate generator where he could edit the position of data printed along with certificate image. We have thus finished our first iteration of the program <text:span text:style-name="T10">and it’s fully functional in balsamiq.</text:span></text:p>
      <text:p text:style-name="P17"/>
      <text:p text:style-name="P18">For our next meeting we will be working on our use cases and flow diagrams. </text:p>
      <text:p text:style-name="P18"/>
      <text:p text:style-name="P19">PS – We’ve decided to postpone our Friday meeting due to submissions and general studies.</text:p>
      <text:p text:style-name="P18"/>
      <text:p text:style-name="P10">Members Present: <text:span text:style-name="T8">Dennis, Jonas, Emil, Fredrik (All) + Client.</text:span></text:p>
      <text:p text:style-name="P18"/>
      <text:list xml:id="list225042096778113" text:continue-numbering="true" text:style-name="L3">
        <text:list-item>
          <text:p text:style-name="P45">A<text:span text:style-name="T9">pril 11</text:span><text:span text:style-name="T3">th</text:span><text:span text:style-name="T9"> 2016</text:span></text:p>
        </text:list-item>
      </text:list>
      <text:p text:style-name="P10"/>
      <text:p text:style-name="P20">We’ve met with Asger and had him review Kristian’s requirements as per email from 18.03.2016. He accepted the requirements and the project but added that statistics from database would be a good idea. Nice to have feature. Afterwards we worked on our activity diagram and added a casual Use Case. <text:span text:style-name="T11">We’ve agreed that all software design will be done before April 23</text:span><text:span text:style-name="T4">rd</text:span><text:span text:style-name="T11"> 2016, so that coding can commence after that date.</text:span></text:p>
      <text:p text:style-name="P20"/>
      <text:p text:style-name="P20">Next meeting: We will work further on software design in general. Specifics will be agreed upon then.</text:p>
      <text:p text:style-name="P20"/>
      <text:p text:style-name="P11">Members Present: <text:span text:style-name="T8">Dennis, Jonas, Emil, Fredrik (All) + Asger. Feedback &amp; open discussion.</text:span></text:p>
      <text:p text:style-name="P11"/>
      <text:list xml:id="list225042288497621" text:continue-numbering="true" text:style-name="L3">
        <text:list-item>
          <text:p text:style-name="P46">A<text:span text:style-name="T9">pril 12</text:span><text:span text:style-name="T3">th</text:span><text:span text:style-name="T9"> 2016</text:span></text:p>
        </text:list-item>
      </text:list>
      <text:p text:style-name="P11"/>
      <text:p text:style-name="P21">A fully dressed use case for template generation has been made. Certain points regarding general design have been added to our qscribbles file. These were added during the making of our Use Case where we realised certain flaws in our design.</text:p>
      <text:p text:style-name="P21"/>
      <text:p text:style-name="P21">Next meeting: We will be looking at the assignments requirements from our teachers and client, having assessed those we will spend some time getting and overview from which we can plan our further approach.</text:p>
      <text:p text:style-name="P21"/>
      <text:p text:style-name="P21">Members Present: Jonas, Emil, Fredrik (Dennis had some KEA business, accepted by group beforehand).</text:p>
      <text:p text:style-name="P21"/>
      <text:list xml:id="list225042153516426" text:continue-numbering="true" text:style-name="L3">
        <text:list-item>
          <text:p text:style-name="P47">A<text:span text:style-name="T9">pril 18</text:span><text:span text:style-name="T3">th</text:span><text:span text:style-name="T9"> 2016</text:span></text:p>
        </text:list-item>
      </text:list>
      <text:p text:style-name="P12"/>
      <text:p text:style-name="P22">We’ve made an initial project plan sketch. We’ve tried gathering an overview of missing tasks and things that need to be done for our project to be complete, so that we can assess our time and what’s required. We’ve made a crude priority list of what needs to be done first and agreed upon a fixed meeting schedule that requires more hours than we’ve put into the project thus far. From this point on we have 13 group sessions planned at 10 hrs. each. So a total of 520 man hours left before deadline, this is taking into account school classes that will be dedicated to our project, we haven’t taking these into account due to their vague nature.</text:p>
      <text:p text:style-name="P22"/>
      <text:p text:style-name="P22"><text:soft-page-break/>Next meeting: Tomorrow during our next meeting our focus will be 100% directed towards ITO requirements and completing as many of them as possible.</text:p>
      <text:p text:style-name="P22"/>
      <text:p text:style-name="P22">Members Present: Jonas, Emil, Dennis, Fredrik (All).</text:p>
      <text:p text:style-name="P22"/>
      <text:list xml:id="list225041727438747" text:continue-numbering="true" text:style-name="L3">
        <text:list-item>
          <text:p text:style-name="P48">April 19<text:span text:style-name="T1">th</text:span> 2016</text:p>
        </text:list-item>
      </text:list>
      <text:p text:style-name="P26"/>
      <text:p text:style-name="P26">Finally managed to get started on our Report. We’ve completed our feasibility studies along with Stakeholder analysis’. This also means that due to our feasibility studies that we now know the exact amount of time that we have left to complete the entire project and will be adding a countdown on developer hours in the captains log from here on.</text:p>
      <text:p text:style-name="P26"/>
      <text:p text:style-name="P26">Next meeting: <text:span text:style-name="T13">ITO(Risk Analysis), Commence description of UP in Project.</text:span></text:p>
      <text:p text:style-name="P26"/>
      <text:p text:style-name="P26">Members Present: <text:span text:style-name="T12">Jonas, Emil, Dennis, Fredrik (All).</text:span></text:p>
      <text:p text:style-name="P26"/>
      <text:p text:style-name="P30">Developer Hours: 10 hours on ITO.</text:p>
      <text:p text:style-name="P30"/>
      <text:p text:style-name="P33">ITO: 10/20 – SWD: 0/70 – OSCA: 0/10 – SWK: 0/30 – <text:span text:style-name="T14">Buffer 0/61.5</text:span></text:p>
      <text:p text:style-name="P26"/>
      <text:p text:style-name="P26">ETA: 181,5 Hrs Remaining pr. Developer</text:p>
      <text:p text:style-name="P23"/>
      <text:list xml:id="list225041041390230" text:continue-numbering="true" text:style-name="L3">
        <text:list-item>
          <text:p text:style-name="P48">April 22<text:span text:style-name="T1">nd</text:span> 2016</text:p>
        </text:list-item>
        <text:list-item>
          <text:p text:style-name="P48"/>
        </text:list-item>
      </text:list>
      <text:p text:style-name="P36">Today we had some trouble finding a place to study as KEA was closed for the holidays. However we managed to get into KU, but <text:span text:style-name="T15">two</text:span> hour<text:span text:style-name="T15">s</text:span> after schedul<text:span text:style-name="T15">d</text:span>ed meeting time. We finished our risk analysis from ITO. We tried to proceed with documenting the fact that we’ve used UP while working on the project, but we figured that we need to consult Asger about this as we don’t know how to do it properly. Instead we initiated a mapping of the tables in our database along with normalization process <text:span text:style-name="T15">while the teachings from class are still fresh in memory.</text:span></text:p>
      <text:p text:style-name="P36"/>
      <text:p text:style-name="P28">Next meeting: <text:span text:style-name="T16">Ask Signe about Normalization, Ask Asger about UP, Ask Karsten about SWOT</text:span></text:p>
      <text:p text:style-name="P28"><text:tab/><text:tab/><text:span text:style-name="T16">Continue DB Normalization, Finish UP, Finish ITO SWOT</text:span></text:p>
      <text:p text:style-name="P36"/>
      <text:p text:style-name="P27">Members Present: <text:span text:style-name="T12">Jonas, Fredrik (2 Short).</text:span></text:p>
      <text:p text:style-name="P27"/>
      <text:p text:style-name="P31">Developer Hours: <text:span text:style-name="T15">2</text:span> hours ITO, <text:span text:style-name="T15">2 hours from budget in unforseen closing of KEA, 6 hours SWK</text:span></text:p>
      <text:p text:style-name="P31"/>
      <text:p text:style-name="P34">ITO: 1<text:span text:style-name="T15">2</text:span>/20 – SWD: 0/70 – OSCA: 0/10 – SWK: <text:span text:style-name="T15">6</text:span>/30 – <text:span text:style-name="T14">Buffer 2/61.5</text:span></text:p>
      <text:p text:style-name="P27"/>
      <text:p text:style-name="P27">ETA: 1<text:span text:style-name="T15">7</text:span>1,5 Hrs Remaining pr. Developer</text:p>
      <text:p text:style-name="P23"/>
      <text:list xml:id="list225041373621942" text:continue-numbering="true" text:style-name="L3">
        <text:list-item>
          <text:p text:style-name="P48">April 26<text:span text:style-name="T1">th</text:span> 2016</text:p>
        </text:list-item>
      </text:list>
      <text:p text:style-name="P23"/>
      <text:p text:style-name="P38">We’ve finally finished normalization of our database and initial scripts for the database. <text:span text:style-name="T17">We’re going to implement foreign keys next time. This log was written on April 29</text:span><text:span text:style-name="T5">th</text:span><text:span text:style-name="T17"> due to a glitch in the matrix. We managed to get in touch with Signe as well regarding questions for normalization, and got some good feedback on our process.</text:span></text:p>
      <text:p text:style-name="P23"/>
      <text:p text:style-name="P29">Next meeting: <text:span text:style-name="T16">Ask Asger about UP, Ask Karsten about SWOT</text:span></text:p>
      <text:p text:style-name="P29"><text:tab/><text:tab/><text:span text:style-name="T16">Finish UP, Finish ITO SWOT</text:span></text:p>
      <text:p text:style-name="P37"/>
      <text:p text:style-name="P29"><text:soft-page-break/>Members Present: <text:span text:style-name="T17">Dennis, Fredrik, Jonas&amp;Emil were there for half a session.</text:span></text:p>
      <text:p text:style-name="P29"/>
      <text:p text:style-name="P32">Developer Hours: <text:span text:style-name="T17">7 hours SWK, 3 hours SWD</text:span></text:p>
      <text:p text:style-name="P32"/>
      <text:p text:style-name="P35">ITO: 1<text:span text:style-name="T15">2</text:span>/20 – SWD: <text:span text:style-name="T17">3</text:span>/70 – OSCA: 0/10 – SWK: <text:span text:style-name="T17">13</text:span>/30 – <text:span text:style-name="T14">Buffer 2/61.5</text:span></text:p>
      <text:p text:style-name="P29"/>
      <text:p text:style-name="P29">ETA: 1<text:span text:style-name="T17">6</text:span>1,5 Hrs Remaining pr. Developer</text:p>
      <text:p text:style-name="P24"/>
      <text:list xml:id="list225042815286714" text:continue-numbering="true" text:style-name="L3">
        <text:list-item>
          <text:p text:style-name="P48">April 29<text:span text:style-name="T1">th</text:span> 2016</text:p>
        </text:list-item>
      </text:list>
      <text:p text:style-name="P50"/>
      <text:p text:style-name="P49"><text:s/><text:span text:style-name="T19">We completed our Database script with all the details and added the dummy information from our normalization processes. We revisited some old use cases and our now prototype version 1 has been amended to fit the current level of development. We’ve added certain features that had been forgotten and removed unnecessary fluff. We also found the necessary code and information to implement FTP and SMTP communication into our program and got that working with our server, so now we will be able to store CourseMaterial and Certificate copies online and send out certificates using emails on course participants from the database. A very productive day indeed.</text:span></text:p>
      <text:p text:style-name="P49"/>
      <text:p text:style-name="P51">Next meeting: <text:span text:style-name="T16">Ask Asger about UP, Ask Karsten about SWOT</text:span></text:p>
      <text:p text:style-name="P51"><text:tab/><text:tab/><text:span text:style-name="T16">Finish UP, Finish ITO SWOT</text:span></text:p>
      <text:p text:style-name="P52"/>
      <text:p text:style-name="P51">Members Present: <text:span text:style-name="T17">Dennis, Fredrik, Jonas.</text:span></text:p>
      <text:p text:style-name="P51"/>
      <text:p text:style-name="P53">Developer Hours: <text:span text:style-name="T18">3 hours SWK, 7 hours SWD</text:span></text:p>
      <text:p text:style-name="P53"/>
      <text:p text:style-name="P54">ITO: 1<text:span text:style-name="T15">2</text:span>/20 – SWD: <text:span text:style-name="T18">10/</text:span>70 – OSCA: 0/10 – SWK: <text:span text:style-name="T17">16</text:span>/30 – <text:span text:style-name="T14">Buffer 2/61.5</text:span></text:p>
      <text:p text:style-name="P51"/>
      <text:p text:style-name="P51">ETA: 1<text:span text:style-name="T18">5</text:span>1,5 Hrs Remaining pr. Developer</text:p>
      <text:p text:style-name="P49"/>
      <text:list xml:id="list225041860394701" text:continue-numbering="true" text:style-name="L3">
        <text:list-item>
          <text:p text:style-name="P48">May 3<text:span text:style-name="T1">rd</text:span> 2016</text:p>
        </text:list-item>
        <text:list-item>
          <text:p text:style-name="P48">May 6<text:span text:style-name="T1">th</text:span> 2016</text:p>
        </text:list-item>
        <text:list-item>
          <text:p text:style-name="P48">May 10<text:span text:style-name="T1">th</text:span> 2016</text:p>
        </text:list-item>
        <text:list-item>
          <text:p text:style-name="P48">May 13<text:span text:style-name="T1">th</text:span> 2016</text:p>
        </text:list-item>
        <text:list-item>
          <text:p text:style-name="P48">May 17<text:span text:style-name="T1">th</text:span> 2016</text:p>
        </text:list-item>
        <text:list-item>
          <text:p text:style-name="P48">May 20<text:span text:style-name="T1">th</text:span> 2016</text:p>
        </text:list-item>
        <text:list-item>
          <text:p text:style-name="P48">May 24<text:span text:style-name="T1">th</text:span> 2016</text:p>
        </text:list-item>
        <text:list-item>
          <text:p text:style-name="P48">May 27<text:span text:style-name="T1">th</text:span> 2016</text:p>
        </text:list-item>
        <text:list-item>
          <text:p text:style-name="P48">May 31<text:span text:style-name="T1">st</text:span> 2016</text:p>
        </text:list-item>
      </text:list>
      <text:p text:style-name="P12"/>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5:11:34.216708000</meta:creation-date>
    <dc:date>2016-04-29T22:50:30.743256000</dc:date>
    <meta:editing-duration>PT6H33M21S</meta:editing-duration>
    <meta:editing-cycles>22</meta:editing-cycles>
    <meta:generator>LibreOffice/5.1.1.3$MacOSX_X86_64 LibreOffice_project/89f508ef3ecebd2cfb8e1def0f0ba9a803b88a6d</meta:generator>
    <meta:document-statistic meta:table-count="0" meta:image-count="0" meta:object-count="0" meta:page-count="4" meta:paragraph-count="74" meta:word-count="1457" meta:character-count="8486" meta:non-whitespace-character-count="7098"/>
  </office:meta>
</office:document-meta>
</file>